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74.39mm" svg:height="158.3mm" svg:x="14227.38mm" svg:y="36.66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4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1504330000" calcext:value-type="float">
            <text:p>1504330000</text:p>
          </table:table-cell>
          <table:table-cell office:value-type="float" office:value="1504910000" calcext:value-type="float">
            <text:p>1504910000</text:p>
          </table:table-cell>
          <table:table-cell office:value-type="float" office:value="1504870000" calcext:value-type="float">
            <text:p>1504870000</text:p>
          </table:table-cell>
          <table:table-cell office:value-type="float" office:value="1504220000" calcext:value-type="float">
            <text:p>1504220000</text:p>
          </table:table-cell>
          <table:table-cell office:value-type="float" office:value="1504240000" calcext:value-type="float">
            <text:p>1504240000</text:p>
          </table:table-cell>
          <table:table-cell office:value-type="float" office:value="1504710000" calcext:value-type="float">
            <text:p>1504710000</text:p>
          </table:table-cell>
          <table:table-cell office:value-type="float" office:value="1504350000" calcext:value-type="float">
            <text:p>1504350000</text:p>
          </table:table-cell>
          <table:table-cell office:value-type="float" office:value="1504270000" calcext:value-type="float">
            <text:p>1504270000</text:p>
          </table:table-cell>
          <table:table-cell office:value-type="float" office:value="1504010000" calcext:value-type="float">
            <text:p>1504010000</text:p>
          </table:table-cell>
          <table:table-cell office:value-type="float" office:value="1504130000" calcext:value-type="float">
            <text:p>1504130000</text:p>
          </table:table-cell>
          <table:table-cell office:value-type="float" office:value="1503980000" calcext:value-type="float">
            <text:p>1503980000</text:p>
          </table:table-cell>
          <table:table-cell office:value-type="float" office:value="1504160000" calcext:value-type="float">
            <text:p>1504160000</text:p>
          </table:table-cell>
          <table:table-cell office:value-type="float" office:value="1505140000" calcext:value-type="float">
            <text:p>1505140000</text:p>
          </table:table-cell>
          <table:table-cell office:value-type="float" office:value="1504170000" calcext:value-type="float">
            <text:p>1504170000</text:p>
          </table:table-cell>
          <table:table-cell office:value-type="float" office:value="1504280000" calcext:value-type="float">
            <text:p>1504280000</text:p>
          </table:table-cell>
          <table:table-cell office:value-type="float" office:value="1504680000" calcext:value-type="float">
            <text:p>1504680000</text:p>
          </table:table-cell>
          <table:table-cell office:value-type="float" office:value="1504400000" calcext:value-type="float">
            <text:p>1504400000</text:p>
          </table:table-cell>
          <table:table-cell office:value-type="float" office:value="1504110000" calcext:value-type="float">
            <text:p>1504110000</text:p>
          </table:table-cell>
          <table:table-cell office:value-type="float" office:value="1504060000" calcext:value-type="float">
            <text:p>1504060000</text:p>
          </table:table-cell>
          <table:table-cell office:value-type="float" office:value="1504910000" calcext:value-type="float">
            <text:p>1504910000</text:p>
          </table:table-cell>
          <table:table-cell office:value-type="float" office:value="1513080000" calcext:value-type="float">
            <text:p>1513080000</text:p>
          </table:table-cell>
          <table:table-cell office:value-type="float" office:value="1513110000" calcext:value-type="float">
            <text:p>1513110000</text:p>
          </table:table-cell>
          <table:table-cell office:value-type="float" office:value="1513120000" calcext:value-type="float">
            <text:p>1513120000</text:p>
          </table:table-cell>
          <table:table-cell office:value-type="float" office:value="1513090000" calcext:value-type="float">
            <text:p>1513090000</text:p>
          </table:table-cell>
          <table:table-cell office:value-type="float" office:value="1513110000" calcext:value-type="float">
            <text:p>1513110000</text:p>
          </table:table-cell>
          <table:table-cell table:number-columns-repeated="2" office:value-type="float" office:value="1513180000" calcext:value-type="float">
            <text:p>1513180000</text:p>
          </table:table-cell>
          <table:table-cell office:value-type="float" office:value="1513070000" calcext:value-type="float">
            <text:p>1513070000</text:p>
          </table:table-cell>
          <table:table-cell office:value-type="float" office:value="1513220000" calcext:value-type="float">
            <text:p>1513220000</text:p>
          </table:table-cell>
          <table:table-cell office:value-type="float" office:value="1513130000" calcext:value-type="float">
            <text:p>1513130000</text:p>
          </table:table-cell>
          <table:table-cell office:value-type="float" office:value="1513100000" calcext:value-type="float">
            <text:p>1513100000</text:p>
          </table:table-cell>
          <table:table-cell office:value-type="float" office:value="1513110000" calcext:value-type="float">
            <text:p>1513110000</text:p>
          </table:table-cell>
          <table:table-cell office:value-type="float" office:value="1513100000" calcext:value-type="float">
            <text:p>1513100000</text:p>
          </table:table-cell>
          <table:table-cell office:value-type="float" office:value="1513170000" calcext:value-type="float">
            <text:p>1513170000</text:p>
          </table:table-cell>
          <table:table-cell office:value-type="float" office:value="1513140000" calcext:value-type="float">
            <text:p>1513140000</text:p>
          </table:table-cell>
          <table:table-cell office:value-type="float" office:value="1513220000" calcext:value-type="float">
            <text:p>1513220000</text:p>
          </table:table-cell>
          <table:table-cell office:value-type="float" office:value="1513180000" calcext:value-type="float">
            <text:p>1513180000</text:p>
          </table:table-cell>
          <table:table-cell office:value-type="float" office:value="1513190000" calcext:value-type="float">
            <text:p>1513190000</text:p>
          </table:table-cell>
          <table:table-cell office:value-type="float" office:value="1513330000" calcext:value-type="float">
            <text:p>1513330000</text:p>
          </table:table-cell>
          <table:table-cell office:value-type="float" office:value="1513070000" calcext:value-type="float">
            <text:p>1513070000</text:p>
          </table:table-cell>
          <table:table-cell office:value-type="float" office:value="1513060000" calcext:value-type="float">
            <text:p>1513060000</text:p>
          </table:table-cell>
          <table:table-cell office:value-type="float" office:value="1513090000" calcext:value-type="float">
            <text:p>1513090000</text:p>
          </table:table-cell>
          <table:table-cell office:value-type="float" office:value="1513080000" calcext:value-type="float">
            <text:p>1513080000</text:p>
          </table:table-cell>
          <table:table-cell office:value-type="float" office:value="1513210000" calcext:value-type="float">
            <text:p>1513210000</text:p>
          </table:table-cell>
          <table:table-cell office:value-type="float" office:value="1513060000" calcext:value-type="float">
            <text:p>1513060000</text:p>
          </table:table-cell>
          <table:table-cell office:value-type="float" office:value="1513150000" calcext:value-type="float">
            <text:p>1513150000</text:p>
          </table:table-cell>
          <table:table-cell office:value-type="float" office:value="1513110000" calcext:value-type="float">
            <text:p>1513110000</text:p>
          </table:table-cell>
          <table:table-cell office:value-type="float" office:value="1513180000" calcext:value-type="float">
            <text:p>1513180000</text:p>
          </table:table-cell>
          <table:table-cell office:value-type="float" office:value="1513060000" calcext:value-type="float">
            <text:p>1513060000</text:p>
          </table:table-cell>
          <table:table-cell office:value-type="float" office:value="1513080000" calcext:value-type="float">
            <text:p>1513080000</text:p>
          </table:table-cell>
          <table:table-cell table:number-columns-repeated="40" office:value-type="float" office:value="1514790000" calcext:value-type="float">
            <text:p>1514790000</text:p>
          </table:table-cell>
          <table:table-cell table:number-columns-repeated="50" office:value-type="float" office:value="1515690000" calcext:value-type="float">
            <text:p>1515690000</text:p>
          </table:table-cell>
          <table:table-cell table:number-columns-repeated="60" office:value-type="float" office:value="1516520000" calcext:value-type="float">
            <text:p>1516520000</text:p>
          </table:table-cell>
          <table:table-cell table:number-columns-repeated="70" office:value-type="float" office:value="1517430000" calcext:value-type="float">
            <text:p>1517430000</text:p>
          </table:table-cell>
          <table:table-cell table:number-columns-repeated="80" office:value-type="float" office:value="1518310000" calcext:value-type="float">
            <text:p>1518310000</text:p>
          </table:table-cell>
          <table:table-cell table:number-columns-repeated="90" office:value-type="float" office:value="1519000000" calcext:value-type="float">
            <text:p>151900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70000" calcext:value-type="float">
            <text:p>1519770000</text:p>
          </table:table-cell>
          <table:table-cell office:value-type="float" office:value="1519760000" calcext:value-type="float">
            <text:p>1519760000</text:p>
          </table:table-cell>
          <table:table-cell table:number-columns-repeated="7" office:value-type="float" office:value="1519750000" calcext:value-type="float">
            <text:p>1519750000</text:p>
          </table:table-cell>
          <table:table-cell office:value-type="float" office:value="1519760000" calcext:value-type="float">
            <text:p>1519760000</text:p>
          </table:table-cell>
          <table:table-cell office:value-type="float" office:value="1519740000" calcext:value-type="float">
            <text:p>151974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table:number-columns-repeated="2" office:value-type="float" office:value="1519740000" calcext:value-type="float">
            <text:p>1519740000</text:p>
          </table:table-cell>
          <table:table-cell office:value-type="float" office:value="1519770000" calcext:value-type="float">
            <text:p>1519770000</text:p>
          </table:table-cell>
          <table:table-cell table:number-columns-repeated="3" office:value-type="float" office:value="1519750000" calcext:value-type="float">
            <text:p>1519750000</text:p>
          </table:table-cell>
          <table:table-cell office:value-type="float" office:value="1519770000" calcext:value-type="float">
            <text:p>151977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60000" calcext:value-type="float">
            <text:p>151976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table:number-columns-repeated="2" office:value-type="float" office:value="1519740000" calcext:value-type="float">
            <text:p>1519740000</text:p>
          </table:table-cell>
          <table:table-cell office:value-type="float" office:value="1519760000" calcext:value-type="float">
            <text:p>1519760000</text:p>
          </table:table-cell>
          <table:table-cell office:value-type="float" office:value="1519750000" calcext:value-type="float">
            <text:p>1519750000</text:p>
          </table:table-cell>
          <table:table-cell table:number-columns-repeated="3"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table:number-columns-repeated="2" office:value-type="float" office:value="1519760000" calcext:value-type="float">
            <text:p>1519760000</text:p>
          </table:table-cell>
          <table:table-cell office:value-type="float" office:value="1519750000" calcext:value-type="float">
            <text:p>1519750000</text:p>
          </table:table-cell>
          <table:table-cell office:value-type="float" office:value="1519770000" calcext:value-type="float">
            <text:p>1519770000</text:p>
          </table:table-cell>
          <table:table-cell table:number-columns-repeated="3"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table:number-columns-repeated="2" office:value-type="float" office:value="1519780000" calcext:value-type="float">
            <text:p>1519780000</text:p>
          </table:table-cell>
          <table:table-cell office:value-type="float" office:value="1519770000" calcext:value-type="float">
            <text:p>1519770000</text:p>
          </table:table-cell>
          <table:table-cell office:value-type="float" office:value="1519760000" calcext:value-type="float">
            <text:p>151976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table:number-columns-repeated="2" office:value-type="float" office:value="1519740000" calcext:value-type="float">
            <text:p>1519740000</text:p>
          </table:table-cell>
          <table:table-cell office:value-type="float" office:value="1519760000" calcext:value-type="float">
            <text:p>1519760000</text:p>
          </table:table-cell>
          <table:table-cell office:value-type="float" office:value="1519780000" calcext:value-type="float">
            <text:p>1519780000</text:p>
          </table:table-cell>
          <table:table-cell office:value-type="float" office:value="1519770000" calcext:value-type="float">
            <text:p>1519770000</text:p>
          </table:table-cell>
          <table:table-cell office:value-type="float" office:value="1519760000" calcext:value-type="float">
            <text:p>1519760000</text:p>
          </table:table-cell>
          <table:table-cell office:value-type="float" office:value="1519770000" calcext:value-type="float">
            <text:p>1519770000</text:p>
          </table:table-cell>
          <table:table-cell table:number-columns-repeated="2" office:value-type="float" office:value="1519760000" calcext:value-type="float">
            <text:p>1519760000</text:p>
          </table:table-cell>
          <table:table-cell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table:number-columns-repeated="6"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table:number-columns-repeated="3" office:value-type="float" office:value="1519750000" calcext:value-type="float">
            <text:p>1519750000</text:p>
          </table:table-cell>
          <table:table-cell table:number-columns-repeated="2" office:value-type="float" office:value="1519740000" calcext:value-type="float">
            <text:p>151974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office:value-type="float" office:value="1519780000" calcext:value-type="float">
            <text:p>151978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60000" calcext:value-type="float">
            <text:p>151976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office:value-type="float" office:value="1519770000" calcext:value-type="float">
            <text:p>1519770000</text:p>
          </table:table-cell>
          <table:table-cell table:number-columns-repeated="2"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table:number-columns-repeated="2" office:value-type="float" office:value="1519750000" calcext:value-type="float">
            <text:p>1519750000</text:p>
          </table:table-cell>
          <table:table-cell office:value-type="float" office:value="1519790000" calcext:value-type="float">
            <text:p>151979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80000" calcext:value-type="float">
            <text:p>1519780000</text:p>
          </table:table-cell>
          <table:table-cell table:number-columns-repeated="3"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office:value-type="float" office:value="1519740000" calcext:value-type="float">
            <text:p>1519740000</text:p>
          </table:table-cell>
          <table:table-cell office:value-type="float" office:value="1519750000" calcext:value-type="float">
            <text:p>1519750000</text:p>
          </table:table-cell>
          <table:table-cell table:number-columns-repeated="110" office:value-type="float" office:value="1520720000" calcext:value-type="float">
            <text:p>1520720000</text:p>
          </table:table-cell>
          <table:table-cell office:value-type="float" office:value="1521270000" calcext:value-type="float">
            <text:p>152127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0:07:52.155477605</dc:date>
    <meta:editing-duration>PT1M27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4cm" svg:height="15.831cm" xlink:href=".." xlink:type="simple" chart:class="chart:line" chart:style-name="ch1">
        <chart:title svg:x="11.811cm" svg:y="0.452cm" chart:style-name="ch2">
          <text:p>sm2 - cone mining</text:p>
        </chart:title>
        <chart:plot-area chart:style-name="ch3" table:cell-range-address="merge_obj.A3:merge_obj.YA3" svg:x="0.548cm" svg:y="1.547cm" svg:width="26.344cm" svg:height="13.968cm">
          <chartooo:coordinate-region svg:x="2.651cm" svg:y="1.668cm" svg:width="24.241cm" svg:height="12.8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YA3" chart:class="chart:line">
            <chart:data-point chart:repeated="6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04330000">
                <text:p>1504330000</text:p>
                <draw:g>
                  <svg:desc>merge_obj.A3:merge_obj.YA3</svg:desc>
                </draw:g>
              </table:table-cell>
              <table:table-cell office:value-type="float" office:value="1504910000">
                <text:p>1504910000</text:p>
              </table:table-cell>
              <table:table-cell office:value-type="float" office:value="1504870000">
                <text:p>1504870000</text:p>
              </table:table-cell>
              <table:table-cell office:value-type="float" office:value="1504220000">
                <text:p>1504220000</text:p>
              </table:table-cell>
              <table:table-cell office:value-type="float" office:value="1504240000">
                <text:p>1504240000</text:p>
              </table:table-cell>
              <table:table-cell office:value-type="float" office:value="1504710000">
                <text:p>1504710000</text:p>
              </table:table-cell>
              <table:table-cell office:value-type="float" office:value="1504350000">
                <text:p>1504350000</text:p>
              </table:table-cell>
              <table:table-cell office:value-type="float" office:value="1504270000">
                <text:p>1504270000</text:p>
              </table:table-cell>
              <table:table-cell office:value-type="float" office:value="1504010000">
                <text:p>1504010000</text:p>
              </table:table-cell>
              <table:table-cell office:value-type="float" office:value="1504130000">
                <text:p>1504130000</text:p>
              </table:table-cell>
              <table:table-cell office:value-type="float" office:value="1503980000">
                <text:p>1503980000</text:p>
              </table:table-cell>
              <table:table-cell office:value-type="float" office:value="1504160000">
                <text:p>1504160000</text:p>
              </table:table-cell>
              <table:table-cell office:value-type="float" office:value="1505140000">
                <text:p>1505140000</text:p>
              </table:table-cell>
              <table:table-cell office:value-type="float" office:value="1504170000">
                <text:p>1504170000</text:p>
              </table:table-cell>
              <table:table-cell office:value-type="float" office:value="1504280000">
                <text:p>1504280000</text:p>
              </table:table-cell>
              <table:table-cell office:value-type="float" office:value="1504680000">
                <text:p>1504680000</text:p>
              </table:table-cell>
              <table:table-cell office:value-type="float" office:value="1504400000">
                <text:p>1504400000</text:p>
              </table:table-cell>
              <table:table-cell office:value-type="float" office:value="1504110000">
                <text:p>1504110000</text:p>
              </table:table-cell>
              <table:table-cell office:value-type="float" office:value="1504060000">
                <text:p>1504060000</text:p>
              </table:table-cell>
              <table:table-cell office:value-type="float" office:value="1504910000">
                <text:p>1504910000</text:p>
              </table:table-cell>
              <table:table-cell office:value-type="float" office:value="1513080000">
                <text:p>1513080000</text:p>
              </table:table-cell>
              <table:table-cell office:value-type="float" office:value="1513110000">
                <text:p>1513110000</text:p>
              </table:table-cell>
              <table:table-cell office:value-type="float" office:value="1513120000">
                <text:p>1513120000</text:p>
              </table:table-cell>
              <table:table-cell office:value-type="float" office:value="1513090000">
                <text:p>1513090000</text:p>
              </table:table-cell>
              <table:table-cell office:value-type="float" office:value="1513110000">
                <text:p>1513110000</text:p>
              </table:table-cell>
              <table:table-cell office:value-type="float" office:value="1513180000">
                <text:p>1513180000</text:p>
              </table:table-cell>
              <table:table-cell office:value-type="float" office:value="1513180000">
                <text:p>1513180000</text:p>
              </table:table-cell>
              <table:table-cell office:value-type="float" office:value="1513070000">
                <text:p>1513070000</text:p>
              </table:table-cell>
              <table:table-cell office:value-type="float" office:value="1513220000">
                <text:p>1513220000</text:p>
              </table:table-cell>
              <table:table-cell office:value-type="float" office:value="1513130000">
                <text:p>1513130000</text:p>
              </table:table-cell>
              <table:table-cell office:value-type="float" office:value="1513100000">
                <text:p>1513100000</text:p>
              </table:table-cell>
              <table:table-cell office:value-type="float" office:value="1513110000">
                <text:p>1513110000</text:p>
              </table:table-cell>
              <table:table-cell office:value-type="float" office:value="1513100000">
                <text:p>1513100000</text:p>
              </table:table-cell>
              <table:table-cell office:value-type="float" office:value="1513170000">
                <text:p>1513170000</text:p>
              </table:table-cell>
              <table:table-cell office:value-type="float" office:value="1513140000">
                <text:p>1513140000</text:p>
              </table:table-cell>
              <table:table-cell office:value-type="float" office:value="1513220000">
                <text:p>1513220000</text:p>
              </table:table-cell>
              <table:table-cell office:value-type="float" office:value="1513180000">
                <text:p>1513180000</text:p>
              </table:table-cell>
              <table:table-cell office:value-type="float" office:value="1513190000">
                <text:p>1513190000</text:p>
              </table:table-cell>
              <table:table-cell office:value-type="float" office:value="1513330000">
                <text:p>1513330000</text:p>
              </table:table-cell>
              <table:table-cell office:value-type="float" office:value="1513070000">
                <text:p>1513070000</text:p>
              </table:table-cell>
              <table:table-cell office:value-type="float" office:value="1513060000">
                <text:p>1513060000</text:p>
              </table:table-cell>
              <table:table-cell office:value-type="float" office:value="1513090000">
                <text:p>1513090000</text:p>
              </table:table-cell>
              <table:table-cell office:value-type="float" office:value="1513080000">
                <text:p>1513080000</text:p>
              </table:table-cell>
              <table:table-cell office:value-type="float" office:value="1513210000">
                <text:p>1513210000</text:p>
              </table:table-cell>
              <table:table-cell office:value-type="float" office:value="1513060000">
                <text:p>1513060000</text:p>
              </table:table-cell>
              <table:table-cell office:value-type="float" office:value="1513150000">
                <text:p>1513150000</text:p>
              </table:table-cell>
              <table:table-cell office:value-type="float" office:value="1513110000">
                <text:p>1513110000</text:p>
              </table:table-cell>
              <table:table-cell office:value-type="float" office:value="1513180000">
                <text:p>1513180000</text:p>
              </table:table-cell>
              <table:table-cell office:value-type="float" office:value="1513060000">
                <text:p>1513060000</text:p>
              </table:table-cell>
              <table:table-cell office:value-type="float" office:value="1513080000">
                <text:p>151308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4790000">
                <text:p>15147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5690000">
                <text:p>151569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6520000">
                <text:p>151652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7430000">
                <text:p>151743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8310000">
                <text:p>151831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000000">
                <text:p>151900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80000">
                <text:p>1519780000</text:p>
              </table:table-cell>
              <table:table-cell office:value-type="float" office:value="1519780000">
                <text:p>151978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80000">
                <text:p>151978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80000">
                <text:p>151978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60000">
                <text:p>151976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70000">
                <text:p>151977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90000">
                <text:p>151979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80000">
                <text:p>151978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19740000">
                <text:p>1519740000</text:p>
              </table:table-cell>
              <table:table-cell office:value-type="float" office:value="1519750000">
                <text:p>151975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0720000">
                <text:p>1520720000</text:p>
              </table:table-cell>
              <table:table-cell office:value-type="float" office:value="1521270000">
                <text:p>152127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